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2028in"/>
    </style:style>
    <style:style style:name="co2" style:family="table-column">
      <style:table-column-properties fo:break-before="auto" style:column-width="0.902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3453in"/>
    </style:style>
    <style:style style:name="ro1" style:family="table-row">
      <style:table-row-properties style:row-height="0.4016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 fo:margin-left="0in"/>
    </style:style>
    <style:style style:name="ce3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in"/>
    </style:style>
    <style:style style:name="ce4" style:family="table-cell" style:parent-style-name="Default" style:data-style-name="N129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 style:data-style-name="N129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 fo:margin-left="0in"/>
    </style:style>
    <style:style style:name="ce6" style:family="table-cell" style:parent-style-name="Default" style:data-style-name="N129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3" table:default-cell-style-name="ce5"/>
        <table:table-column table:style-name="co4" table:default-cell-style-name="ce2"/>
        <table:table-column table:style-name="co3" table:number-columns-repeated="10" table:default-cell-style-name="ce2"/>
        <table:table-column table:style-name="co3" table:number-columns-repeated="11" table:default-cell-style-name="ce8"/>
        <table:table-row table:style-name="ro1">
          <table:table-cell table:style-name="ce1" office:value-type="string" calcext:value-type="string">
            <text:p>Index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Health</text:p>
            <text:p>5,7,9,11</text:p>
          </table:table-cell>
          <table:table-cell table:style-name="ce1" office:value-type="string" calcext:value-type="string">
            <text:p>Attack</text:p>
            <text:p>1,2,3,4</text:p>
          </table:table-cell>
          <table:table-cell table:style-name="ce4" office:value-type="string" calcext:value-type="string">
            <text:p>Speed</text:p>
            <text:p>0.0-9.9</text:p>
          </table:table-cell>
          <table:table-cell table:style-name="ce1" office:value-type="string" calcext:value-type="string">
            <text:p>Original Speed</text:p>
          </table:table-cell>
          <table:table-cell table:style-name="ce1" office:value-type="string" calcext:value-type="string">
            <text:p>Types</text:p>
          </table:table-cell>
          <table:table-cell table:style-name="ce1" office:value-type="string" calcext:value-type="string">
            <text:p>Type 2</text:p>
          </table:table-cell>
          <table:table-cell table:style-name="ce1" table:number-columns-repeated="8"/>
          <table:table-cell table:style-name="ce7" table:number-columns-repeated="1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Pikachu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.4" calcext:value-type="float">
            <text:p>8.4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Electric</text:p>
          </table:table-cell>
          <table:table-cell table:number-columns-repeated="20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Ninetales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.2" calcext:value-type="float">
            <text:p>5.2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Fairy</text:p>
          </table:table-cell>
          <table:table-cell table:number-columns-repeated="19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Palafin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.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Water</text:p>
          </table:table-cell>
          <table:table-cell table:number-columns-repeated="2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Pelipper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.8" calcext:value-type="float">
            <text:p>4.8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Flying</text:p>
          </table:table-cell>
          <table:table-cell table:number-columns-repeated="19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Rotom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.7" calcext:value-type="float">
            <text:p>4.7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Fire</text:p>
          </table:table-cell>
          <table:table-cell table:number-columns-repeated="19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Arbok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.6" calcext:value-type="float">
            <text:p>4.6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Poison</text:p>
          </table:table-cell>
          <table:table-cell table:number-columns-repeated="20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Indeedee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.3" calcext:value-type="float">
            <text:p>4.3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Normal</text:p>
          </table:table-cell>
          <table:table-cell table:number-columns-repeated="19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Blaziken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.2" calcext:value-type="float">
            <text:p>4.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Fighting</text:p>
          </table:table-cell>
          <table:table-cell table:number-columns-repeated="19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Rillaboom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.8" calcext:value-type="float">
            <text:p>3.8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Grass</text:p>
          </table:table-cell>
          <table:table-cell table:number-columns-repeated="2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Sinistcha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3.5" calcext:value-type="float">
            <text:p>3.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Ghost</text:p>
          </table:table-cell>
          <table:table-cell table:number-columns-repeated="19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Tyranitar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.6" calcext:value-type="float">
            <text:p>2.6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Dark</text:p>
          </table:table-cell>
          <table:table-cell table:number-columns-repeated="19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Regigigas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2.1" calcext:value-type="float">
            <text:p>2.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ormal</text:p>
          </table:table-cell>
          <table:table-cell table:number-columns-repeated="2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Conkeldurr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.7" calcext:value-type="float">
            <text:p>1.7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Fighting</text:p>
          </table:table-cell>
          <table:table-cell table:number-columns-repeated="20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Snorlax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ormal</text:p>
          </table:table-cell>
          <table:table-cell table:number-columns-repeated="20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Greninja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7.9" calcext:value-type="float">
            <text:p>7.9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Dark</text:p>
          </table:table-cell>
          <table:table-cell table:number-columns-repeated="19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Dragonite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.4" calcext:value-type="float">
            <text:p>4.4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Flying</text:p>
          </table:table-cell>
          <table:table-cell table:number-columns-repeated="19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Gengar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.5" calcext:value-type="float">
            <text:p>6.5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Poison</text:p>
          </table:table-cell>
          <table:table-cell table:number-columns-repeated="19"/>
        </table:table-row>
        <table:table-row table:style-name="ro2" table:number-rows-repeated="1048557">
          <table:table-cell table:number-columns-repeated="27"/>
        </table:table-row>
        <table:table-row table:style-name="ro2">
          <table:table-cell table:style-name="ce3" table:number-columns-repeated="4"/>
          <table:table-cell table:style-name="ce6"/>
          <table:table-cell table:style-name="ce3" table:number-columns-repeated="11"/>
          <table:table-cell table:number-columns-repeated="11"/>
        </table:table-row>
      </table:table>
      <table:named-expressions/>
      <table:database-ranges>
        <table:database-range table:name="__Anonymous_Sheet_DB__0" table:target-range-address="Sheet1.A1:Sheet1.H14">
          <table:sort>
            <table:sort-by table:field-number="5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09">00/00/0000</text:date>, <text:time style:data-style-name="N2" text:time-value="14:32:51.8945485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2-19T14:30:58.923000000</meta:creation-date>
    <dc:date>2025-04-09T14:47:25.890920100</dc:date>
    <meta:editing-duration>PT3H18M30S</meta:editing-duration>
    <meta:editing-cycles>76</meta:editing-cycles>
    <meta:generator>LibreOffice/25.2.1.2$Windows_X86_64 LibreOffice_project/d3abf4aee5fd705e4a92bba33a32f40bc4e56f49</meta:generator>
    <meta:document-statistic meta:table-count="1" meta:cell-count="137" meta:object-count="0"/>
  </office:meta>
</office:document-meta>
</file>